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1CB380000741F00005223123A60FEB3C7082D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71cm, 7.599cm, 11.34cm, 18.02cm)" draw:image-opacity="100%" style:mirror="none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06cm" svg:height="2.975cm" svg:x="18.021cm" svg:y="6.711cm">
          <draw:image xlink:href="Pictures/1001CB380000741F00005223123A60FEB3C7082D.svg" xlink:type="simple" xlink:show="embed" xlink:actuate="onLoad" draw:mime-type="image/svg+xml">
            <text:p text:style-name="P1"><text:s text:c="5"/></text:p>
          </draw:image>
          <draw:image xlink:href="Pictures/1001CB380000741F00005223123A60FEB3C7082D.svg" xlink:type="simple" xlink:show="embed" xlink:actuate="onLoad" draw:mime-type="image/svg+xml"/>
          <svg:title>SVG Picture created as mcu_board-F_Cu.svg date 2022/01/13 00:49:22 </svg:title>
          <svg:desc>Picture generated by PCBNEW </svg:desc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31cm" fo:margin-bottom="1.031cm" fo:margin-left="1.031cm" fo:margin-right="1.031cm" fo:page-width="29.727cm" fo:page-height="21.0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13T00:58:52.005000000</dc:date>
    <meta:editing-duration>PT8M9S</meta:editing-duration>
    <meta:editing-cycles>1</meta:editing-cycles>
    <meta:document-statistic meta:object-count="1"/>
    <meta:generator>LibreOffice/7.1.2.2$Windows_X86_64 LibreOffice_project/8a45595d069ef5570103caea1b71cc9d82b2aae4</meta:generator>
  </office:meta>
</office:document-meta>
</file>